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YDALIA HIDALGO ZAMALLO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OLAR HIDALGO, MARIO NEDE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294333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PUMA TORRES, GERMAN LUIS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392418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8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Flores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1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50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7T20:07:4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